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text-properties officeooo:rsid="00176773" officeooo:paragraph-rsid="00176773"/>
    </style:style>
    <style:style style:name="P2" style:family="paragraph" style:parent-style-name="Text_20_body">
      <style:text-properties officeooo:rsid="0017681e" officeooo:paragraph-rsid="0017681e"/>
    </style:style>
    <style:style style:name="P3" style:family="paragraph" style:parent-style-name="Title">
      <style:text-properties officeooo:rsid="00176773" officeooo:paragraph-rsid="001767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SS Margins</text:p>
      <text:p text:style-name="P1"/>
      <text:p text:style-name="P1"><text:a xlink:type="simple" xlink:href="https://www.w3schools.com/css/css_margin.asp" text:style-name="Internet_20_link" text:visited-style-name="Visited_20_Internet_20_Link">https://www.w3schools.com/css/css_margin.asp</text:a></text:p>
      <text:p text:style-name="P1"/>
      <text:p text:style-name="P1">Aufgaben dazu: </text:p>
      <text:p text:style-name="P1"><text:a xlink:type="simple" xlink:href="https://www.w3schools.com/css/exercise.asp?filename=exercise_margin1" text:style-name="Internet_20_link" text:visited-style-name="Visited_20_Internet_20_Link">https://www.w3schools.com/css/exercise.asp?filename=exercise_margin1</text:a></text:p>
      <text:p text:style-name="P1"/>
      <text:p text:style-name="P2">Exploriere:</text:p>
      <text:p text:style-name="P2"/>
      <text:p text:style-name="P2"><text:a xlink:type="simple" xlink:href="https://wiki.selfhtml.org/extensions/Selfhtml/frickl.php/Beispiel:CSS-Box-Modell-1.html#view_result" text:style-name="Internet_20_link" text:visited-style-name="Visited_20_Internet_20_Link">https://wiki.selfhtml.org/extensions/Selfhtml/frickl.php/Beispiel:CSS-Box-Modell-1.html#view_result</text:a></text:p>
      <text:p text:style-name="P2">mit Arbeitsauftrag: „Was ist der Unterschied zwischen padding und margin?“</text:p>
      <text:p text:style-name="P2"/>
      <text:p text:style-name="P2">Dann die Aufgabe mit den Quadraten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Helvetica" fo:font-size="11pt" fo:language="de" fo:country="DE" style:letter-kerning="true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Helvetica" fo:font-size="11pt" fo:language="de" fo:country="DE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fo:language="zxx" fo:country="none" style:font-size-asian="12pt" style:language-asian="zxx" style:country-asian="none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0-15T19:07:49.890588204</meta:creation-date>
    <dc:date>2023-10-15T19:21:52.216188217</dc:date>
    <meta:editing-duration>PT3M45S</meta:editing-duration>
    <meta:editing-cycles>1</meta:editing-cycles>
    <meta:generator>LibreOffice/7.2.5.2$MacOSX_X86_64 LibreOffice_project/499f9727c189e6ef3471021d6132d4c694f357e5</meta:generator>
    <meta:document-statistic meta:table-count="0" meta:image-count="0" meta:object-count="0" meta:page-count="1" meta:paragraph-count="8" meta:word-count="24" meta:character-count="357" meta:non-whitespace-character-count="340"/>
  </office:meta>
</office:document-meta>
</file>